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1665in" style:contextual-spacing="false" style:line-height-at-least="0.3543in" fo:orphans="2" fo:widows="2" fo:text-indent="0in" style:auto-text-indent="false"/>
      <style:text-properties fo:font-variant="normal" fo:text-transform="none" fo:color="#f9fafb" loext:opacity="100%" style:font-name="quote-cjk-patch" fo:font-size="18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3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f9fafb" loext:opacity="100%" fo:letter-spacing="normal"/>
    </style:style>
    <style:style style:name="P4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P7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f9fafb" loext:opacity="100%" style:font-name="Menlo" fo:font-size="9pt" fo:background-color="#151517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Menlo" fo:font-size="9.75pt" fo:font-style="normal" fo:font-weight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8da1b9" loext:opacity="100%" style:font-name="Menlo" fo:font-size="9.75pt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e3eaf2" loext:opacity="100%" style:font-name="Menlo" fo:font-size="9.75pt" fo:font-style="normal" fo:font-weight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</style:style>
    <style:style style:name="P14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Menlo" fo:font-size="9.75pt" fo:font-style="normal" fo:font-weight="normal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2" style:family="text">
      <style:text-properties style:font-name="quote-cjk-patch" fo:font-size="16.5pt" fo:font-style="normal" fo:font-weight="bold"/>
    </style:style>
    <style:style style:name="T3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4" style:family="text">
      <style:text-properties style:font-name="Menlo" fo:font-size="9.75pt" fo:font-style="normal" fo:font-weight="normal"/>
    </style:style>
    <style:style style:name="T5" style:family="text">
      <style:text-properties fo:color="#e9ae7e" loext:opacity="100%"/>
    </style:style>
    <style:style style:name="T6" style:family="text">
      <style:text-properties fo:color="#e3eaf2" loext:opacity="100%"/>
    </style:style>
    <style:style style:name="T7" style:family="text">
      <style:text-properties fo:color="#f4adf4" loext:opacity="100%" style:font-name="Menlo" fo:font-size="9.75pt" fo:font-style="normal" fo:font-weight="normal"/>
    </style:style>
    <style:style style:name="T8" style:family="text">
      <style:text-properties fo:color="#91d076" loext:opacity="100%" style:font-name="Menlo" fo:font-size="9.75pt" fo:font-style="normal" fo:font-weight="normal"/>
    </style:style>
    <style:style style:name="T9" style:family="text">
      <style:text-properties fo:color="#8da1b9" loext:opacity="100%" style:font-name="Menlo" fo:font-size="9.75pt" fo:font-style="normal" fo:font-weight="normal"/>
    </style:style>
    <style:style style:name="T10" style:family="text">
      <style:text-properties fo:color="#e3eaf2" loext:opacity="100%" style:font-name="Menlo" fo:font-size="9.75pt" fo:font-style="normal" fo:font-weight="normal"/>
    </style:style>
    <style:style style:name="T11" style:family="text">
      <style:text-properties fo:color="#6cb8e6" loext:opacity="100%"/>
    </style:style>
    <style:style style:name="T12" style:family="text">
      <style:text-properties fo:color="#91d076" loext:opacity="100%"/>
    </style:style>
    <style:style style:name="T13" style:family="text">
      <style:text-properties fo:color="#c699e3" loext:opacity="100%"/>
    </style:style>
    <style:style style:name="T14" style:family="text">
      <style:text-properties fo:color="#e6d37a" loext:opacity="100%"/>
    </style:style>
    <style:style style:name="T15" style:family="text">
      <style:text-properties fo:color="#f4adf4" loext:opacity="100%"/>
    </style:style>
    <style:style style:name="T16" style:family="text">
      <style:text-properties fo:color="#6cb8e6" loext:opacity="100%" style:font-name="Menlo" fo:font-size="9.75pt" fo:font-style="normal" fo:font-weight="normal"/>
    </style:style>
    <style:style style:name="T17" style:family="text">
      <style:text-properties fo:color="#e9ae7e" loext:opacity="100%" style:font-name="Menlo" fo:font-size="9.75pt" fo:font-style="normal" fo:font-weight="normal"/>
    </style:style>
    <style:style style:name="T18" style:family="text">
      <style:text-properties fo:color="#e6d37a" loext:opacity="100%" style:font-name="Menlo" fo:font-size="9.75pt" fo:font-style="normal" fo:font-weight="normal"/>
    </style:style>
    <style:style style:name="T19" style:family="text">
      <style:text-properties fo:color="#8da1b9" loext:opacity="100%"/>
    </style:style>
    <style:style style:name="T20" style:family="text">
      <style:text-properties fo:font-variant="normal" fo:text-transform="none" fo:color="#f9fafb" loext:opacity="100%" style:font-name="Menlo" fo:font-size="12pt" fo:letter-spacing="normal" fo:font-style="normal" fo:font-weight="normal" fo:background-color="#2c2c2e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washere - Context Preservation Tool</text:h>
      <text:p text:style-name="P2"><text:span text:style-name="Emphasis"><text:span text:style-name="T1">Never lose your train of thought again</text:span></text:span></text:p>
      <text:h text:style-name="P3" text:outline-level="2">📋 <text:span text:style-name="T2">Project Overview</text:span></text:h>
      <text:p text:style-name="P4">A CLI tool that helps developers remember what they were working on across coding sessions. Think of it as "git commit messages for your brain's context."</text:p>
      <text:h text:style-name="P3" text:outline-level="2">🎯 <text:span text:style-name="T2">Core Philosophy</text:span></text:h>
      <text:list text:style-name="L1">
        <text:list-item>
          <text:p text:style-name="P5"><text:span text:style-name="Strong_20_Emphasis"><text:span text:style-name="T3">Simple</text:span></text:span><text:span text:style-name="T1">: One command to save context, one command to retrieve it</text:span></text:p>
        </text:list-item>
        <text:list-item>
          <text:p text:style-name="P5"><text:span text:style-name="Strong_20_Emphasis"><text:span text:style-name="T3">Context-Aware</text:span></text:span><text:span text:style-name="T1">: Automatically ties notes to your current git state</text:span></text:p>
        </text:list-item>
        <text:list-item>
          <text:p text:style-name="P5"><text:span text:style-name="Strong_20_Emphasis"><text:span text:style-name="T3">Unobtrusive</text:span></text:span><text:span text:style-name="T1">: Works alongside git, doesn't modify your repo</text:span></text:p>
        </text:list-item>
        <text:list-item>
          <text:p text:style-name="P5"><text:span text:style-name="Strong_20_Emphasis"><text:span text:style-name="T3">Personal</text:span></text:span><text:span text:style-name="T1">: First and foremost solves </text:span><text:span text:style-name="Emphasis"><text:span text:style-name="T1">your</text:span></text:span><text:span text:style-name="T1"> workflow</text:span></text:p>
        </text:list-item>
      </text:list>
      <text:h text:style-name="P3" text:outline-level="2">🏗️ <text:span text:style-name="T2">Architecture</text:span></text:h>
      <text:h text:style-name="P6" text:outline-level="3">Data Storage</text:h>
      <text:p text:style-name="P7">text</text:p>
      <text:p text:style-name="P8">~/.iwashere/</text:p>
      <text:p text:style-name="P9">├── <text:span text:style-name="T4">config.json <text:s text:c="10"/># User configuration</text:span></text:p>
      <text:p text:style-name="P9">├── <text:span text:style-name="T4">iwashere.db <text:s text:c="9"/># SQLite database (or JSON storage)</text:span></text:p>
      <text:p text:style-name="P9">└── <text:span text:style-name="T4">repos/</text:span></text:p>
      <text:p text:style-name="P9"><text:s text:c="4"/>└── <text:span text:style-name="T4">{repo-hash}/ <text:s text:c="4"/># Repo-specific notes (if using JSON)</text:span></text:p>
      <text:h text:style-name="P6" text:outline-level="3">Core Data Models</text:h>
      <text:p text:style-name="P7">go</text:p>
      <text:p text:style-name="P10">// Note - The fundamental unit</text:p>
      <text:p text:style-name="P8"><text:span text:style-name="T5">type</text:span> Note <text:span text:style-name="T5">struct</text:span> <text:span text:style-name="T6">{</text:span></text:p>
      <text:p text:style-name="P11"><text:soft-page-break/><text:s text:c="4"/><text:span text:style-name="T4">ID <text:s text:c="9"/></text:span><text:span text:style-name="T7">string</text:span><text:span text:style-name="T4"> <text:s text:c="3"/></text:span><text:span text:style-name="T8">`json:"id"`</text:span><text:span text:style-name="T4"> <text:s text:c="10"/></text:span><text:span text:style-name="T9">// UUID or timestamp-based</text:span></text:p>
      <text:p text:style-name="P11"><text:s text:c="4"/><text:span text:style-name="T4">Message <text:s text:c="4"/></text:span><text:span text:style-name="T7">string</text:span><text:span text:style-name="T4"> <text:s text:c="3"/></text:span><text:span text:style-name="T8">`json:"message"`</text:span><text:span text:style-name="T4"> <text:s text:c="5"/></text:span><text:span text:style-name="T9">// The actual note</text:span></text:p>
      <text:p text:style-name="P11"><text:s text:c="4"/><text:span text:style-name="T4">CreatedAt <text:s text:c="2"/>time</text:span><text:span text:style-name="T10">.</text:span><text:span text:style-name="T4">Time </text:span><text:span text:style-name="T8">`json:"created_at"`</text:span></text:p>
      <text:p text:style-name="P11"><text:s text:c="4"/><text:span text:style-name="T4">UpdatedAt <text:s text:c="2"/>time</text:span><text:span text:style-name="T10">.</text:span><text:span text:style-name="T4">Time </text:span><text:span text:style-name="T8">`json:"updated_at"`</text:span></text:p>
      <text:p text:style-name="P11"><text:s text:c="4"/><text:span text:style-name="T4">RepoPath <text:s text:c="3"/></text:span><text:span text:style-name="T7">string</text:span><text:span text:style-name="T4"> <text:s text:c="3"/></text:span><text:span text:style-name="T8">`json:"repo_path"`</text:span><text:span text:style-name="T4"> <text:s text:c="3"/></text:span><text:span text:style-name="T9">// Absolute or relative path</text:span></text:p>
      <text:p text:style-name="P11"><text:s text:c="4"/><text:span text:style-name="T4">Branch <text:s text:c="5"/></text:span><text:span text:style-name="T7">string</text:span><text:span text:style-name="T4"> <text:s text:c="3"/></text:span><text:span text:style-name="T8">`json:"branch"`</text:span><text:span text:style-name="T4"> <text:s text:c="6"/></text:span><text:span text:style-name="T9">// Current git branch</text:span></text:p>
      <text:p text:style-name="P11"><text:s text:c="4"/><text:span text:style-name="T4">GitHash <text:s text:c="4"/></text:span><text:span text:style-name="T7">string</text:span><text:span text:style-name="T4"> <text:s text:c="3"/></text:span><text:span text:style-name="T8">`json:"git_hash"`</text:span><text:span text:style-name="T4"> <text:s text:c="4"/></text:span><text:span text:style-name="T9">// Commit hash for reference</text:span></text:p>
      <text:p text:style-name="P11"><text:s text:c="4"/><text:span text:style-name="T4">Tags <text:s text:c="7"/></text:span><text:span text:style-name="T10">[]</text:span><text:span text:style-name="T7">string</text:span><text:span text:style-name="T4"> <text:s/></text:span><text:span text:style-name="T8">`json:"tags"`</text:span><text:span text:style-name="T4"> <text:s text:c="8"/></text:span><text:span text:style-name="T9">// For categorization</text:span></text:p>
      <text:p text:style-name="P12">}</text:p>
      <text:p text:style-name="P13"/>
      <text:p text:style-name="P10">// Session - Group of notes from a work period</text:p>
      <text:p text:style-name="P8"><text:span text:style-name="T5">type</text:span> Session <text:span text:style-name="T5">struct</text:span> <text:span text:style-name="T6">{</text:span></text:p>
      <text:p text:style-name="P11"><text:s text:c="4"/><text:span text:style-name="T4">ID <text:s text:c="9"/></text:span><text:span text:style-name="T7">string</text:span><text:span text:style-name="T4"> <text:s text:c="3"/></text:span><text:span text:style-name="T8">`json:"id"`</text:span></text:p>
      <text:p text:style-name="P11"><text:s text:c="4"/><text:span text:style-name="T4">StartTime <text:s text:c="2"/>time</text:span><text:span text:style-name="T10">.</text:span><text:span text:style-name="T4">Time </text:span><text:span text:style-name="T8">`json:"start_time"`</text:span></text:p>
      <text:p text:style-name="P11"><text:s text:c="4"/><text:span text:style-name="T4">EndTime <text:s text:c="4"/>time</text:span><text:span text:style-name="T10">.</text:span><text:span text:style-name="T4">Time </text:span><text:span text:style-name="T8">`json:"end_time"`</text:span></text:p>
      <text:p text:style-name="P11"><text:s text:c="4"/><text:span text:style-name="T4">Notes <text:s text:c="6"/></text:span><text:span text:style-name="T10">[]</text:span><text:span text:style-name="T7">string</text:span><text:span text:style-name="T4"> <text:s/></text:span><text:span text:style-name="T8">`json:"note_ids"`</text:span><text:span text:style-name="T4"> <text:s text:c="4"/></text:span><text:span text:style-name="T9">// References to notes</text:span></text:p>
      <text:p text:style-name="P11"><text:s text:c="4"/><text:span text:style-name="T4">Summary <text:s text:c="4"/></text:span><text:span text:style-name="T7">string</text:span><text:span text:style-name="T4"> <text:s text:c="3"/></text:span><text:span text:style-name="T8">`json:"summary"`</text:span><text:span text:style-name="T4"> <text:s text:c="5"/></text:span><text:span text:style-name="T9">// Auto-generated or manual</text:span></text:p>
      <text:p text:style-name="P11"><text:s text:c="4"/><text:span text:style-name="T4">Repo <text:s text:c="7"/></text:span><text:span text:style-name="T7">string</text:span><text:span text:style-name="T4"> <text:s text:c="3"/></text:span><text:span text:style-name="T8">`json:"repo"`</text:span></text:p>
      <text:p text:style-name="P12">}</text:p>
      <text:p text:style-name="P13"/>
      <text:p text:style-name="P10">// Context - Current state when note was taken</text:p>
      <text:p text:style-name="P8"><text:span text:style-name="T5">type</text:span> Context <text:span text:style-name="T5">struct</text:span> <text:span text:style-name="T6">{</text:span></text:p>
      <text:p text:style-name="P11"><text:s text:c="4"/><text:span text:style-name="T4">NoteID <text:s text:c="5"/></text:span><text:span text:style-name="T7">string</text:span><text:span text:style-name="T4"> <text:s text:c="3"/></text:span><text:span text:style-name="T8">`json:"note_id"`</text:span></text:p>
      <text:p text:style-name="P11"><text:s text:c="4"/><text:span text:style-name="T4">OpenFiles <text:s text:c="2"/></text:span><text:span text:style-name="T10">[]</text:span><text:span text:style-name="T7">string</text:span><text:span text:style-name="T4"> <text:s/></text:span><text:span text:style-name="T8">`json:"open_files"`</text:span><text:span text:style-name="T4"> <text:s text:c="2"/></text:span><text:span text:style-name="T9">// Files in editor (if integrable)</text:span></text:p>
      <text:p text:style-name="P11"><text:s text:c="4"/><text:span text:style-name="T4">RecentGit <text:s text:c="2"/></text:span><text:span text:style-name="T10">[]</text:span><text:span text:style-name="T7">string</text:span><text:span text:style-name="T4"> <text:s/></text:span><text:span text:style-name="T8">`json:"recent_git"`</text:span><text:span text:style-name="T4"> <text:s text:c="2"/></text:span><text:span text:style-name="T9">// Recent git commands</text:span></text:p>
      <text:p text:style-name="P11"><text:s text:c="4"/><text:span text:style-name="T4">Unstaged <text:s text:c="3"/></text:span><text:span text:style-name="T10">[]</text:span><text:span text:style-name="T7">string</text:span><text:span text:style-name="T4"> <text:s/></text:span><text:span text:style-name="T8">`json:"unstaged"`</text:span><text:span text:style-name="T4"> <text:s text:c="4"/></text:span><text:span text:style-name="T9">// Modified files</text:span></text:p>
      <text:p text:style-name="P11"><text:s text:c="4"/><text:span text:style-name="T4">Staged <text:s text:c="5"/></text:span><text:span text:style-name="T10">[]</text:span><text:span text:style-name="T7">string</text:span><text:span text:style-name="T4"> <text:s/></text:span><text:span text:style-name="T8">`json:"staged"`</text:span><text:span text:style-name="T4"> <text:s text:c="6"/></text:span><text:span text:style-name="T9">// Staged files</text:span></text:p>
      <text:p text:style-name="P12">}</text:p>
      <text:h text:style-name="P3" text:outline-level="2">🚀 <text:span text:style-name="T2">Feature Specifications</text:span></text:h>
      <text:h text:style-name="P6" text:outline-level="3">Phase 1: Core Features (MVP)</text:h>
      <text:h text:style-name="P14" text:outline-level="4">1.1 Basic Note Operations</text:h>
      <text:p text:style-name="P7">bash</text:p>
      <text:p text:style-name="P10"># Add a note</text:p>
      <text:p text:style-name="P8"><text:soft-page-break/>$<text:span text:style-name="T5">&gt;</text:span> iwashere <text:span text:style-name="T11">-m</text:span> <text:span text:style-name="T12">"Working on user authentication middleware"</text:span></text:p>
      <text:p text:style-name="P8">$<text:span text:style-name="T5">&gt;</text:span> iwashere <text:span text:style-name="T13">add</text:span> <text:span text:style-name="T12">"Working on user authentication middleware"</text:span></text:p>
      <text:p text:style-name="P8">$<text:span text:style-name="T5">&gt;</text:span> iwashere a <text:span text:style-name="T12">"Working on user authentication middleware"</text:span></text:p>
      <text:p text:style-name="P13"/>
      <text:p text:style-name="P10"># View last note</text:p>
      <text:p text:style-name="P8">$<text:span text:style-name="T5">&gt;</text:span> iwashere</text:p>
      <text:p text:style-name="P8"><text:span text:style-name="T5">&gt;</text:span> <text:span text:style-name="T6">[</text:span><text:span text:style-name="T14">2</text:span> minutes ago<text:span text:style-name="T6">]</text:span> <text:span text:style-name="T6">(</text:span>main<text:span text:style-name="T6">)</text:span> Working on user authentication middleware</text:p>
      <text:p text:style-name="P13"/>
      <text:p text:style-name="P10"># View specific note</text:p>
      <text:p text:style-name="P8">$<text:span text:style-name="T5">&gt;</text:span> iwashere show <text:span text:style-name="T14">123</text:span></text:p>
      <text:p text:style-name="P8">$<text:span text:style-name="T5">&gt;</text:span> iwashere s <text:span text:style-name="T14">123</text:span></text:p>
      <text:p text:style-name="P13"/>
      <text:p text:style-name="P10"># List recent notes (default 5)</text:p>
      <text:p text:style-name="P8">$<text:span text:style-name="T5">&gt;</text:span> iwashere list</text:p>
      <text:p text:style-name="P8">$<text:span text:style-name="T5">&gt;</text:span> iwashere <text:span text:style-name="T13">ls</text:span> <text:span text:style-name="T11">--limit</text:span> <text:span text:style-name="T14">10</text:span></text:p>
      <text:p text:style-name="P8">$<text:span text:style-name="T5">&gt;</text:span> iwashere <text:span text:style-name="T13">ls</text:span> <text:span text:style-name="T11">--since</text:span> <text:span text:style-name="T12">"yesterday"</text:span></text:p>
      <text:p text:style-name="P13"/>
      <text:p text:style-name="P10"># Edit a note</text:p>
      <text:p text:style-name="P8">$<text:span text:style-name="T5">&gt;</text:span> iwashere edit <text:span text:style-name="T14">123</text:span> <text:span text:style-name="T11">--message</text:span> <text:span text:style-name="T12">"Updated: Working on JWT implementation"</text:span></text:p>
      <text:p text:style-name="P13"/>
      <text:p text:style-name="P10"># Delete a note</text:p>
      <text:p text:style-name="P8">$<text:span text:style-name="T5">&gt;</text:span> iwashere <text:span text:style-name="T13">rm</text:span> <text:span text:style-name="T14">123</text:span></text:p>
      <text:p text:style-name="P8">$<text:span text:style-name="T5">&gt;</text:span> iwashere delete <text:span text:style-name="T14">123</text:span> <text:span text:style-name="T11">--force</text:span></text:p>
      <text:h text:style-name="P14" text:outline-level="4">1.2 Git Integration</text:h>
      <text:p text:style-name="P7">bash</text:p>
      <text:p text:style-name="P10"># Auto-detect git context</text:p>
      <text:p text:style-name="P8">$<text:span text:style-name="T5">&gt;</text:span> <text:span text:style-name="T15">cd</text:span> ~/projects/myapp</text:p>
      <text:p text:style-name="P8">$<text:span text:style-name="T5">&gt;</text:span> <text:span text:style-name="T13">git</text:span> checkout feature/login</text:p>
      <text:p text:style-name="P8">$<text:span text:style-name="T5">&gt;</text:span> iwashere <text:span text:style-name="T11">-m</text:span> <text:span text:style-name="T12">"Implementing OAuth flow"</text:span></text:p>
      <text:p text:style-name="P8"><text:span text:style-name="T5">&gt;</text:span> <text:span text:style-name="T6">[</text:span>Note saved with context: myapp/feature/login @ abc123<text:span text:style-name="T6">]</text:span></text:p>
      <text:p text:style-name="P13"/>
      <text:p text:style-name="P10"># Show notes for current branch</text:p>
      <text:p text:style-name="P8">$<text:span text:style-name="T5">&gt;</text:span> iwashere branch</text:p>
      <text:p text:style-name="P8">$<text:span text:style-name="T5">&gt;</text:span> iwashere b</text:p>
      <text:p text:style-name="P8"><text:span text:style-name="T5">&gt;</text:span> Notes <text:span text:style-name="T5">for</text:span> <text:span text:style-name="T12">'feature/login'</text:span><text:span text:style-name="T15">:</text:span></text:p>
      <text:p text:style-name="P8"><text:span text:style-name="T5">&gt;</text:span> <text:span text:style-name="T6">[</text:span><text:span text:style-name="T14">10</text:span>:30<text:span text:style-name="T6">]</text:span> Implementing OAuth flow</text:p>
      <text:p text:style-name="P8"><text:span text:style-name="T5">&gt;</text:span> <text:span text:style-name="T6">[</text:span>yesterday<text:span text:style-name="T6">]</text:span> Set up Passport.js strategies</text:p>
      <text:p text:style-name="P13"/>
      <text:p text:style-name="P10"># Show notes for specific branch</text:p>
      <text:p text:style-name="P8"><text:soft-page-break/>$<text:span text:style-name="T5">&gt;</text:span> iwashere branch main</text:p>
      <text:p text:style-name="P8"><text:span text:style-name="T5">&gt;</text:span> Notes <text:span text:style-name="T5">for</text:span> <text:span text:style-name="T12">'main'</text:span><text:span text:style-name="T15">:</text:span></text:p>
      <text:p text:style-name="P8"><text:span text:style-name="T5">&gt;</text:span> <text:span text:style-name="T6">[</text:span><text:span text:style-name="T14">2</text:span> days ago<text:span text:style-name="T6">]</text:span> Updated README</text:p>
      <text:p text:style-name="P8"><text:span text:style-name="T5">&gt;</text:span> <text:span text:style-name="T6">[</text:span><text:span text:style-name="T14">1</text:span> week ago<text:span text:style-name="T6">]</text:span> Initial commit</text:p>
      <text:p text:style-name="P13"/>
      <text:p text:style-name="P10"># Auto-note on git operations (configurable)</text:p>
      <text:p text:style-name="P8">$<text:span text:style-name="T5">&gt;</text:span> <text:span text:style-name="T13">git</text:span> commit <text:span text:style-name="T11">-m</text:span> <text:span text:style-name="T12">"Fix login bug"</text:span></text:p>
      <text:p text:style-name="P8"><text:span text:style-name="T5">&gt;</text:span> <text:span text:style-name="T6">[</text:span>auto<text:span text:style-name="T6">]</text:span> iwashere: Captured commit context</text:p>
      <text:h text:style-name="P14" text:outline-level="4">1.3 Configuration</text:h>
      <text:p text:style-name="P7">json</text:p>
      <text:p text:style-name="P10">// ~/.iwashere/config.json</text:p>
      <text:p text:style-name="P12">{</text:p>
      <text:p text:style-name="P11"><text:s text:c="2"/><text:span text:style-name="T16">"editor"</text:span><text:span text:style-name="T17">:</text:span><text:span text:style-name="T4"> </text:span><text:span text:style-name="T8">"vim"</text:span><text:span text:style-name="T10">,</text:span><text:span text:style-name="T4"> <text:s text:c="19"/></text:span><text:span text:style-name="T9">// For edit command</text:span></text:p>
      <text:p text:style-name="P11"><text:s text:c="2"/><text:span text:style-name="T16">"default_limit"</text:span><text:span text:style-name="T17">:</text:span><text:span text:style-name="T4"> </text:span><text:span text:style-name="T18">5</text:span><text:span text:style-name="T10">,</text:span><text:span text:style-name="T4"> <text:s text:c="17"/></text:span><text:span text:style-name="T9">// Default notes to show</text:span></text:p>
      <text:p text:style-name="P11"><text:s text:c="2"/><text:span text:style-name="T16">"git_integration"</text:span><text:span text:style-name="T17">:</text:span><text:span text:style-name="T4"> </text:span><text:span text:style-name="T18">true</text:span><text:span text:style-name="T10">,</text:span><text:span text:style-name="T4"> <text:s text:c="13"/></text:span><text:span text:style-name="T9">// Auto-detect git</text:span></text:p>
      <text:p text:style-name="P11"><text:s text:c="2"/><text:span text:style-name="T16">"auto_capture_commits"</text:span><text:span text:style-name="T17">:</text:span><text:span text:style-name="T4"> </text:span><text:span text:style-name="T18">false</text:span><text:span text:style-name="T10">,</text:span><text:span text:style-name="T4"> <text:s text:c="7"/></text:span><text:span text:style-name="T9">// Auto-note on git commit</text:span></text:p>
      <text:p text:style-name="P11"><text:s text:c="2"/><text:span text:style-name="T16">"storage"</text:span><text:span text:style-name="T17">:</text:span><text:span text:style-name="T4"> </text:span><text:span text:style-name="T10">{</text:span></text:p>
      <text:p text:style-name="P11"><text:s text:c="4"/><text:span text:style-name="T16">"type"</text:span><text:span text:style-name="T17">:</text:span><text:span text:style-name="T4"> </text:span><text:span text:style-name="T8">"sqlite"</text:span><text:span text:style-name="T10">,</text:span><text:span text:style-name="T4"> <text:s text:c="18"/></text:span><text:span text:style-name="T9">// or "json"</text:span></text:p>
      <text:p text:style-name="P11"><text:s text:c="4"/><text:span text:style-name="T16">"path"</text:span><text:span text:style-name="T17">:</text:span><text:span text:style-name="T4"> </text:span><text:span text:style-name="T8">"~/.iwashere/data"</text:span></text:p>
      <text:p text:style-name="P11"><text:s text:c="2"/><text:span text:style-name="T10">},</text:span></text:p>
      <text:p text:style-name="P11"><text:s text:c="2"/><text:span text:style-name="T16">"format"</text:span><text:span text:style-name="T17">:</text:span><text:span text:style-name="T4"> </text:span><text:span text:style-name="T10">{</text:span></text:p>
      <text:p text:style-name="P11"><text:s text:c="4"/><text:span text:style-name="T16">"time"</text:span><text:span text:style-name="T17">:</text:span><text:span text:style-name="T4"> </text:span><text:span text:style-name="T8">"relative"</text:span><text:span text:style-name="T10">,</text:span><text:span text:style-name="T4"> <text:s text:c="17"/></text:span><text:span text:style-name="T9">// relative or absolute</text:span></text:p>
      <text:p text:style-name="P11"><text:s text:c="4"/><text:span text:style-name="T16">"show_branch"</text:span><text:span text:style-name="T17">:</text:span><text:span text:style-name="T4"> </text:span><text:span text:style-name="T18">true</text:span><text:span text:style-name="T10">,</text:span></text:p>
      <text:p text:style-name="P11"><text:s text:c="4"/><text:span text:style-name="T16">"show_repo"</text:span><text:span text:style-name="T17">:</text:span><text:span text:style-name="T4"> </text:span><text:span text:style-name="T18">true</text:span></text:p>
      <text:p text:style-name="P11"><text:s text:c="2"/><text:span text:style-name="T10">}</text:span></text:p>
      <text:p text:style-name="P12">}</text:p>
      <text:h text:style-name="P6" text:outline-level="3">Phase 2: Enhanced Features</text:h>
      <text:h text:style-name="P14" text:outline-level="4">2.1 Tagging System</text:h>
      <text:p text:style-name="P7">bash</text:p>
      <text:p text:style-name="P10"># Add with tags</text:p>
      <text:p text:style-name="P8">$<text:span text:style-name="T5">&gt;</text:span> iwashere <text:span text:style-name="T11">-m</text:span> <text:span text:style-name="T12">"Debug memory leak"</text:span> <text:span text:style-name="T11">-t</text:span> bug,performance,urgent</text:p>
      <text:p text:style-name="P8">$<text:span text:style-name="T5">&gt;</text:span> iwashere <text:span text:style-name="T13">add</text:span> <text:span text:style-name="T12">"Fix CSS flexbox"</text:span> <text:span text:style-name="T11">--tags</text:span> css,ui,frontend</text:p>
      <text:p text:style-name="P13"/>
      <text:p text:style-name="P10"># Filter by tags</text:p>
      <text:p text:style-name="P8"><text:soft-page-break/>$<text:span text:style-name="T5">&gt;</text:span> iwashere <text:span text:style-name="T13">ls</text:span> <text:span text:style-name="T11">--tag</text:span> bug</text:p>
      <text:p text:style-name="P8">$<text:span text:style-name="T5">&gt;</text:span> iwashere <text:span text:style-name="T13">ls</text:span> <text:span text:style-name="T11">-t</text:span> performance <text:span text:style-name="T11">--since</text:span> <text:span text:style-name="T12">"this week"</text:span></text:p>
      <text:p text:style-name="P8">$<text:span text:style-name="T5">&gt;</text:span> iwashere tags <text:span text:style-name="T11">--count</text:span> <text:s text:c="24"/><text:span text:style-name="T19"># Show tag frequency</text:span></text:p>
      <text:p text:style-name="P13"/>
      <text:p text:style-name="P10"># Tag management</text:p>
      <text:p text:style-name="P8">$<text:span text:style-name="T5">&gt;</text:span> iwashere tag <text:span text:style-name="T13">add</text:span> <text:span text:style-name="T14">123</text:span> <text:span text:style-name="T12">"important"</text:span></text:p>
      <text:p text:style-name="P8">$<text:span text:style-name="T5">&gt;</text:span> iwashere tag remove <text:span text:style-name="T14">123</text:span> <text:span text:style-name="T12">"wip"</text:span></text:p>
      <text:p text:style-name="P8">$<text:span text:style-name="T5">&gt;</text:span> iwashere tag <text:span text:style-name="T13">rename</text:span> <text:span text:style-name="T12">"wip"</text:span> <text:span text:style-name="T12">"in-progress"</text:span></text:p>
      <text:h text:style-name="P14" text:outline-level="4">2.2 Session Tracking</text:h>
      <text:p text:style-name="P7">bash</text:p>
      <text:p text:style-name="P10"># Start a focused session</text:p>
      <text:p text:style-name="P8">$<text:span text:style-name="T5">&gt;</text:span> iwashere session start <text:span text:style-name="T12">"Implement search feature"</text:span></text:p>
      <text:p text:style-name="P8"><text:span text:style-name="T5">&gt;</text:span> Session <text:span text:style-name="T12">'search-feature'</text:span> started at <text:span text:style-name="T14">14</text:span>:30</text:p>
      <text:p text:style-name="P13"/>
      <text:p text:style-name="P10"># Add notes to current session</text:p>
      <text:p text:style-name="P8">$<text:span text:style-name="T5">&gt;</text:span> iwashere <text:span text:style-name="T11">-m</text:span> <text:span text:style-name="T12">"Added elasticsearch client"</text:span> <text:span text:style-name="T11">--session</text:span></text:p>
      <text:p text:style-name="P8">$<text:span text:style-name="T5">&gt;</text:span> iwashere <text:span text:style-name="T11">-m</text:span> <text:span text:style-name="T12">"Need to add pagination"</text:span> <text:span text:style-name="T11">--session</text:span></text:p>
      <text:p text:style-name="P13"/>
      <text:p text:style-name="P10"># End session with summary</text:p>
      <text:p text:style-name="P8">$<text:span text:style-name="T5">&gt;</text:span> iwashere session end</text:p>
      <text:p text:style-name="P8"><text:span text:style-name="T5">&gt;</text:span> Session <text:span text:style-name="T12">'search-feature'</text:span> ended <text:span text:style-name="T6">(</text:span>duration: 2h 15m<text:span text:style-name="T6">)</text:span></text:p>
      <text:p text:style-name="P8"><text:span text:style-name="T5">&gt;</text:span> Generate summary? <text:span text:style-name="T6">(</text:span>y/n<text:span text:style-name="T6">)</text:span>: y</text:p>
      <text:p text:style-name="P8"><text:span text:style-name="T5">&gt;</text:span> Summary: Implemented basic search with Elasticsearch, </text:p>
      <text:p text:style-name="P8"><text:span text:style-name="T5">&gt;</text:span> <text:s text:c="9"/>need pagination and filtering</text:p>
      <text:p text:style-name="P13"/>
      <text:p text:style-name="P10"># Session management</text:p>
      <text:p text:style-name="P8">$<text:span text:style-name="T5">&gt;</text:span> iwashere session list</text:p>
      <text:p text:style-name="P8">$<text:span text:style-name="T5">&gt;</text:span> iwashere session show search-feature</text:p>
      <text:p text:style-name="P8">$<text:span text:style-name="T5">&gt;</text:span> iwashere session <text:span text:style-name="T15">export</text:span> search-feature <text:span text:style-name="T11">--format</text:span> markdown</text:p>
      <text:h text:style-name="P14" text:outline-level="4">2.3 Status &amp; Context Awareness</text:h>
      <text:p text:style-name="P7">bash</text:p>
      <text:p text:style-name="P10"># Quick status of what you were doing</text:p>
      <text:p text:style-name="P8">$<text:span text:style-name="T5">&gt;</text:span> iwashere status</text:p>
      <text:p text:style-name="P8"><text:span text:style-name="T5">&gt;</text:span> 📍 You were working on <text:span text:style-name="T12">'feature/login'</text:span> <text:span text:style-name="T6">(</text:span><text:span text:style-name="T14">2</text:span> hours ago<text:span text:style-name="T6">)</text:span></text:p>
      <text:p text:style-name="P8"><text:span text:style-name="T5">&gt;</text:span> Last note: <text:span text:style-name="T12">"Implementing OAuth flow, stuck on token validation"</text:span></text:p>
      <text:p text:style-name="P8"><text:span text:style-name="T5">&gt;</text:span> </text:p>
      <text:p text:style-name="P8"><text:span text:style-name="T5">&gt;</text:span> Modified files:</text:p>
      <text:p text:style-name="P8"><text:soft-page-break/><text:span text:style-name="T5">&gt;</text:span> <text:s text:c="2"/>- src/auth/oauth.js <text:span text:style-name="T6">(</text:span>unstaged<text:span text:style-name="T6">)</text:span></text:p>
      <text:p text:style-name="P8"><text:span text:style-name="T5">&gt;</text:span> <text:s text:c="2"/>- src/config/passport.js <text:span text:style-name="T6">(</text:span>unstaged<text:span text:style-name="T6">)</text:span></text:p>
      <text:p text:style-name="P8"><text:span text:style-name="T5">&gt;</text:span> </text:p>
      <text:p text:style-name="P8"><text:span text:style-name="T5">&gt;</text:span> Related notes:</text:p>
      <text:p text:style-name="P8"><text:span text:style-name="T5">&gt;</text:span> <text:s text:c="2"/>- <text:span text:style-name="T6">[</text:span><text:span text:style-name="T14">2</text:span> days ago<text:span text:style-name="T6">]</text:span> Research OAuth providers</text:p>
      <text:p text:style-name="P8"><text:span text:style-name="T5">&gt;</text:span> <text:s text:c="2"/>- <text:span text:style-name="T6">[</text:span>yesterday<text:span text:style-name="T6">]</text:span> Set up Passport strategies</text:p>
      <text:p text:style-name="P13"/>
      <text:p text:style-name="P10"># Context restoration</text:p>
      <text:p text:style-name="P8">$<text:span text:style-name="T5">&gt;</text:span> iwashere restore <text:span text:style-name="T14">123</text:span></text:p>
      <text:p text:style-name="P8"><text:span text:style-name="T5">&gt;</text:span> Opening files mentioned <text:span text:style-name="T5">in</text:span> note:</text:p>
      <text:p text:style-name="P8"><text:span text:style-name="T5">&gt;</text:span> <text:s text:c="2"/>- src/auth/oauth.js</text:p>
      <text:p text:style-name="P8"><text:span text:style-name="T5">&gt;</text:span> <text:s text:c="2"/>- tests/auth/oauth.test.js</text:p>
      <text:p text:style-name="P8"><text:span text:style-name="T5">&gt;</text:span> </text:p>
      <text:p text:style-name="P8"><text:span text:style-name="T5">&gt;</text:span> Git status at note time:</text:p>
      <text:p text:style-name="P8"><text:span text:style-name="T5">&gt;</text:span> <text:s text:c="2"/>Branch: feature/oauth</text:p>
      <text:p text:style-name="P8"><text:span text:style-name="T5">&gt;</text:span> <text:s text:c="2"/>Commit: 8f3a1b2 <text:span text:style-name="T12">"Add OAuth base"</text:span></text:p>
      <text:h text:style-name="P6" text:outline-level="3">Phase 3: Advanced Features</text:h>
      <text:h text:style-name="P14" text:outline-level="4">3.1 Smart Queries &amp; Search</text:h>
      <text:p text:style-name="P7">bash</text:p>
      <text:p text:style-name="P10"># Natural language search</text:p>
      <text:p text:style-name="P8">$<text:span text:style-name="T5">&gt;</text:span> iwashere <text:span text:style-name="T13">find</text:span> <text:span text:style-name="T12">"jwt token bug"</text:span></text:p>
      <text:p text:style-name="P8">$<text:span text:style-name="T5">&gt;</text:span> iwashere search <text:span text:style-name="T11">--text</text:span> <text:span text:style-name="T12">"memory leak"</text:span> <text:span text:style-name="T11">--since</text:span> <text:span text:style-name="T12">"2 weeks"</text:span></text:p>
      <text:p text:style-name="P13"/>
      <text:p text:style-name="P10"># Context-aware search</text:p>
      <text:p text:style-name="P8">$<text:span text:style-name="T5">&gt;</text:span> iwashere related <text:s text:c="24"/><text:span text:style-name="T19"># Notes related to current state</text:span></text:p>
      <text:p text:style-name="P8">$<text:span text:style-name="T5">&gt;</text:span> iwashere related <text:span text:style-name="T11">--file</text:span> src/auth.js <text:s text:c="5"/><text:span text:style-name="T19"># Notes about specific file</text:span></text:p>
      <text:p text:style-name="P8">$<text:span text:style-name="T5">&gt;</text:span> iwashere related <text:span text:style-name="T11">--commit</text:span> abc123 <text:s text:c="8"/><text:span text:style-name="T19"># Notes around specific commit</text:span></text:p>
      <text:p text:style-name="P13"/>
      <text:p text:style-name="P10"># Timeline view</text:p>
      <text:p text:style-name="P8">$<text:span text:style-name="T5">&gt;</text:span> iwashere timeline <text:span text:style-name="T11">--week</text:span></text:p>
      <text:p text:style-name="P8">$<text:span text:style-name="T5">&gt;</text:span> iwashere timeline <text:span text:style-name="T11">--project</text:span> <text:span text:style-name="T12">"auth"</text:span> <text:span text:style-name="T11">--format</text:span> graph</text:p>
      <text:h text:style-name="P14" text:outline-level="4">3.2 Reminders &amp; Follow-ups</text:h>
      <text:p text:style-name="P7">bash</text:p>
      <text:p text:style-name="P10"># Set reminders</text:p>
      <text:p text:style-name="P8"><text:soft-page-break/>$<text:span text:style-name="T5">&gt;</text:span> iwashere <text:span text:style-name="T11">-m</text:span> <text:span text:style-name="T12">"Update API docs"</text:span> <text:span text:style-name="T11">--remind</text:span> tomorrow</text:p>
      <text:p text:style-name="P8">$<text:span text:style-name="T5">&gt;</text:span> iwashere <text:span text:style-name="T11">-m</text:span> <text:span text:style-name="T12">"Check memory usage"</text:span> <text:span text:style-name="T11">--remind</text:span> <text:span text:style-name="T12">"3 hours"</text:span></text:p>
      <text:p text:style-name="P8">$<text:span text:style-name="T5">&gt;</text:span> iwashere <text:span text:style-name="T11">-m</text:span> <text:span text:style-name="T12">"Deploy to production"</text:span> --remind-on <text:span text:style-name="T12">"branch=main"</text:span></text:p>
      <text:p text:style-name="P13"/>
      <text:p text:style-name="P10"># Reminder conditions</text:p>
      <text:p text:style-name="P8">$<text:span text:style-name="T5">&gt;</text:span> iwashere remind <text:span text:style-name="T11">--list</text:span></text:p>
      <text:p text:style-name="P8">$<text:span text:style-name="T5">&gt;</text:span> iwashere remind <text:span text:style-name="T11">--snooze</text:span> <text:span text:style-name="T14">123</text:span> <text:span text:style-name="T12">"2 hours"</text:span></text:p>
      <text:p text:style-name="P8">$<text:span text:style-name="T5">&gt;</text:span> iwashere remind <text:span text:style-name="T11">--cancel</text:span> <text:span text:style-name="T14">123</text:span></text:p>
      <text:p text:style-name="P13"/>
      <text:p text:style-name="P10"># Smart notifications</text:p>
      <text:p text:style-name="P8">$<text:span text:style-name="T5">&gt;</text:span> iwashere <text:span text:style-name="T11">-m</text:span> <text:span text:style-name="T12">"Fix this when tests fail"</text:span> --remind-on <text:span text:style-name="T12">"test-failure"</text:span></text:p>
      <text:p text:style-name="P8">$<text:span text:style-name="T5">&gt;</text:span> iwashere <text:span text:style-name="T11">-m</text:span> <text:span text:style-name="T12">"Update when user base grows"</text:span> --remind-on <text:span text:style-name="T12">"condition:users&gt;1000"</text:span></text:p>
      <text:h text:style-name="P14" text:outline-level="4">3.3 Team/Collaboration Features</text:h>
      <text:p text:style-name="P7">bash</text:p>
      <text:p text:style-name="P10"># Share context</text:p>
      <text:p text:style-name="P8">$<text:span text:style-name="T5">&gt;</text:span> iwashere share @teammate <text:s text:c="16"/><text:span text:style-name="T19"># Share last note</text:span></text:p>
      <text:p text:style-name="P8">$<text:span text:style-name="T5">&gt;</text:span> iwashere share <text:span text:style-name="T14">123</text:span> <text:span text:style-name="T11">--with</text:span> @team <text:s text:c="9"/><text:span text:style-name="T19"># Share specific note</text:span></text:p>
      <text:p text:style-name="P8">$<text:span text:style-name="T5">&gt;</text:span> iwashere share session search-feature <text:span text:style-name="T11">--with</text:span> @reviewers</text:p>
      <text:p text:style-name="P13"/>
      <text:p text:style-name="P10"># Team workspace (requires server component)</text:p>
      <text:p text:style-name="P8">$<text:span text:style-name="T5">&gt;</text:span> iwashere team status <text:s text:c="21"/><text:span text:style-name="T19"># What's everyone working on?</text:span></text:p>
      <text:p text:style-name="P8">$<text:span text:style-name="T5">&gt;</text:span> iwashere team notes <text:span text:style-name="T11">--since</text:span> yesterday</text:p>
      <text:p text:style-name="P8">$<text:span text:style-name="T5">&gt;</text:span> iwashere team context <text:span text:style-name="T11">--user</text:span> jane <text:s text:c="9"/><text:span text:style-name="T19"># See Jane's context before review</text:span></text:p>
      <text:h text:style-name="P14" text:outline-level="4">3.4 Integrations</text:h>
      <text:p text:style-name="P2"><text:span text:style-name="Strong_20_Emphasis"><text:span text:style-name="T3">Editor Integration (VS Code example):</text:span></text:span></text:p>
      <text:p text:style-name="P7">json</text:p>
      <text:p text:style-name="P10">// .vscode/settings.json</text:p>
      <text:p text:style-name="P12">{</text:p>
      <text:p text:style-name="P11"><text:s text:c="2"/><text:span text:style-name="T16">"iwashere.autoCaptureOnClose"</text:span><text:span text:style-name="T17">:</text:span><text:span text:style-name="T4"> </text:span><text:span text:style-name="T18">true</text:span><text:span text:style-name="T10">,</text:span></text:p>
      <text:p text:style-name="P11"><text:s text:c="2"/><text:span text:style-name="T16">"iwashere.showStatusBar"</text:span><text:span text:style-name="T17">:</text:span><text:span text:style-name="T4"> </text:span><text:span text:style-name="T18">true</text:span><text:span text:style-name="T10">,</text:span></text:p>
      <text:p text:style-name="P11"><text:s text:c="2"/><text:span text:style-name="T16">"iwashere.openFilesInContext"</text:span><text:span text:style-name="T17">:</text:span><text:span text:style-name="T4"> </text:span><text:span text:style-name="T18">true</text:span></text:p>
      <text:p text:style-name="P12">}</text:p>
      <text:p text:style-name="P2"><text:span text:style-name="Strong_20_Emphasis"><text:span text:style-name="T3">Git Hooks:</text:span></text:span></text:p>
      <text:p text:style-name="P7">bash</text:p>
      <text:p text:style-name="P10"><text:soft-page-break/># .git/hooks/post-checkout</text:p>
      <text:p text:style-name="P10">#!/bin/sh</text:p>
      <text:p text:style-name="P8">iwashere status <text:span text:style-name="T11">--brief</text:span> <text:s/><text:span text:style-name="T19"># Show last note when switching branches</text:span></text:p>
      <text:p text:style-name="P2"><text:span text:style-name="Strong_20_Emphasis"><text:span text:style-name="T3">CI/CD Integration:</text:span></text:span></text:p>
      <text:p text:style-name="P7">bash</text:p>
      <text:p text:style-name="P10"># Show deployment context</text:p>
      <text:p text:style-name="P8">$<text:span text:style-name="T5">&gt;</text:span> iwashere deploy-note <text:span text:style-name="T12">"Deploying v2.1.0 to production"</text:span> <text:span text:style-name="T11">--tag</text:span> deployment</text:p>
      <text:p text:style-name="P8">$<text:span text:style-name="T5">&gt;</text:span> iwashere deploy-history <text:span text:style-name="T11">--env</text:span> production</text:p>
      <text:h text:style-name="P6" text:outline-level="3">Phase 4: Analytics &amp; Insights</text:h>
      <text:h text:style-name="P14" text:outline-level="4">4.1 Personal Analytics</text:h>
      <text:p text:style-name="P7">bash</text:p>
      <text:p text:style-name="P10"># Work patterns</text:p>
      <text:p text:style-name="P8">$<text:span text:style-name="T5">&gt;</text:span> iwashere stats</text:p>
      <text:p text:style-name="P8"><text:span text:style-name="T5">&gt;</text:span> 📊 Your coding patterns:</text:p>
      <text:p text:style-name="P8"><text:span text:style-name="T5">&gt;</text:span> <text:s text:c="2"/>Most productive: Tuesday 9am-12pm</text:p>
      <text:p text:style-name="P8"><text:span text:style-name="T5">&gt;</text:span> <text:s text:c="2"/>Average session: <text:span text:style-name="T14">2.3</text:span> hours</text:p>
      <text:p text:style-name="P8"><text:span text:style-name="T5">&gt;</text:span> <text:s text:c="2"/>Top topics: frontend <text:span text:style-name="T6">(</text:span><text:span text:style-name="T14">45</text:span>%<text:span text:style-name="T6">)</text:span>, bugs <text:span text:style-name="T6">(</text:span><text:span text:style-name="T14">30</text:span>%<text:span text:style-name="T6">)</text:span>, planning <text:span text:style-name="T6">(</text:span><text:span text:style-name="T14">15</text:span>%<text:span text:style-name="T6">)</text:span></text:p>
      <text:p text:style-name="P8"><text:span text:style-name="T5">&gt;</text:span> <text:s text:c="2"/>Context switches per day: <text:span text:style-name="T14">4.2</text:span></text:p>
      <text:p text:style-name="P13"/>
      <text:p text:style-name="P8">$<text:span text:style-name="T5">&gt;</text:span> iwashere stats <text:span text:style-name="T11">--export</text:span> pdf</text:p>
      <text:p text:style-name="P8">$<text:span text:style-name="T5">&gt;</text:span> iwashere stats <text:span text:style-name="T11">--compare</text:span> last-month</text:p>
      <text:h text:style-name="P14" text:outline-level="4">4.2 Project Insights</text:h>
      <text:p text:style-name="P7">bash</text:p>
      <text:p text:style-name="P10"># Project history</text:p>
      <text:p text:style-name="P8">$<text:span text:style-name="T5">&gt;</text:span> iwashere project-history ./src</text:p>
      <text:p text:style-name="P8"><text:span text:style-name="T5">&gt;</text:span> Timeline of work on src/:</text:p>
      <text:p text:style-name="P8"><text:span text:style-name="T5">&gt;</text:span> <text:s text:c="2"/>- <text:span text:style-name="T14">2</text:span> weeks ago: Refactored database layer</text:p>
      <text:p text:style-name="P8"><text:span text:style-name="T5">&gt;</text:span> <text:s text:c="2"/>- <text:span text:style-name="T14">1</text:span> week ago: Added caching</text:p>
      <text:p text:style-name="P8"><text:span text:style-name="T5">&gt;</text:span> <text:s text:c="2"/>- Today: Optimizing queries</text:p>
      <text:p text:style-name="P13"/>
      <text:p text:style-name="P10"># Knowledge gaps</text:p>
      <text:p text:style-name="P8">$<text:span text:style-name="T5">&gt;</text:span> iwashere insights --stale-notes <text:span text:style-name="T12">"&gt;30d"</text:span></text:p>
      <text:p text:style-name="P8"><text:soft-page-break/>$<text:span text:style-name="T5">&gt;</text:span> iwashere insights --unresolved-issues</text:p>
      <text:h text:style-name="P3" text:outline-level="2">💻 <text:span text:style-name="T2">CLI Interface Design</text:span></text:h>
      <text:h text:style-name="P6" text:outline-level="3">Command Structure</text:h>
      <text:p text:style-name="P7">text</text:p>
      <text:p text:style-name="P8">iwashere [global options] &lt;command&gt; [subcommand] [options]</text:p>
      <text:p text:style-name="P13"/>
      <text:p text:style-name="P15">Global Options:</text:p>
      <text:p text:style-name="P9"><text:s text:c="2"/><text:span text:style-name="T4">--config PATH <text:s text:c="5"/>Custom config path</text:span></text:p>
      <text:p text:style-name="P9"><text:s text:c="2"/><text:span text:style-name="T4">--repo PATH <text:s text:c="7"/>Specify repo (default: current dir)</text:span></text:p>
      <text:p text:style-name="P9"><text:s text:c="2"/><text:span text:style-name="T4">--no-git <text:s text:c="9"/>Disable git detection</text:span></text:p>
      <text:p text:style-name="P9"><text:s text:c="2"/><text:span text:style-name="T4">-v, --verbose <text:s text:c="4"/>Verbose output</text:span></text:p>
      <text:p text:style-name="P9"><text:s text:c="2"/><text:span text:style-name="T4">--version <text:s text:c="8"/>Show version</text:span></text:p>
      <text:p text:style-name="P9"><text:s text:c="2"/><text:span text:style-name="T4">-h, --help <text:s text:c="7"/>Show help</text:span></text:p>
      <text:p text:style-name="P13"/>
      <text:p text:style-name="P15">Commands:</text:p>
      <text:p text:style-name="P9"><text:s text:c="2"/><text:span text:style-name="T4">add, a <text:s text:c="11"/>Add a new note</text:span></text:p>
      <text:p text:style-name="P9"><text:s text:c="2"/><text:span text:style-name="T4">show, s <text:s text:c="10"/>Show note(s)</text:span></text:p>
      <text:p text:style-name="P9"><text:s text:c="2"/><text:span text:style-name="T4">list, ls <text:s text:c="9"/>List notes</text:span></text:p>
      <text:p text:style-name="P9"><text:s text:c="2"/><text:span text:style-name="T4">edit, e <text:s text:c="10"/>Edit a note</text:span></text:p>
      <text:p text:style-name="P9"><text:s text:c="2"/><text:span text:style-name="T4">delete, rm <text:s text:c="7"/>Delete a note</text:span></text:p>
      <text:p text:style-name="P9"><text:s text:c="2"/></text:p>
      <text:p text:style-name="P9"><text:s text:c="2"/><text:span text:style-name="T4">branch, b <text:s text:c="8"/>Branch-specific notes</text:span></text:p>
      <text:p text:style-name="P9"><text:s text:c="2"/><text:span text:style-name="T4">tag, t <text:s text:c="11"/>Tag operations</text:span></text:p>
      <text:p text:style-name="P9"><text:s text:c="2"/><text:span text:style-name="T4">session, sess <text:s text:c="4"/>Session management</text:span></text:p>
      <text:p text:style-name="P9"><text:s text:c="2"/><text:span text:style-name="T4">status, st <text:s text:c="7"/>Show current context</text:span></text:p>
      <text:p text:style-name="P9"><text:s text:c="2"/></text:p>
      <text:p text:style-name="P9"><text:s text:c="2"/><text:span text:style-name="T4">search, find <text:s text:c="5"/>Search notes</text:span></text:p>
      <text:p text:style-name="P9"><text:s text:c="2"/><text:span text:style-name="T4">related, r <text:s text:c="7"/>Show related notes</text:span></text:p>
      <text:p text:style-name="P9"><text:s text:c="2"/><text:span text:style-name="T4">remind, rmd <text:s text:c="6"/>Reminder management</text:span></text:p>
      <text:p text:style-name="P9"><text:s text:c="2"/></text:p>
      <text:p text:style-name="P9"><text:s text:c="2"/><text:span text:style-name="T4">share <text:s text:c="12"/>Share notes (team)</text:span></text:p>
      <text:p text:style-name="P9"><text:s text:c="2"/><text:span text:style-name="T4">stats <text:s text:c="12"/>Show statistics</text:span></text:p>
      <text:p text:style-name="P9"><text:s text:c="2"/><text:span text:style-name="T4">config <text:s text:c="11"/>Configure settings</text:span></text:p>
      <text:p text:style-name="P9"><text:s text:c="2"/><text:span text:style-name="T4">import/export <text:s text:c="4"/>Data migration</text:span></text:p>
      <text:p text:style-name="P9"><text:s text:c="2"/><text:span text:style-name="T4">help [cmd] <text:s text:c="7"/>Help about any command</text:span></text:p>
      <text:h text:style-name="P6" text:outline-level="3"><text:soft-page-break/>Output Formats</text:h>
      <text:p text:style-name="P7">bash</text:p>
      <text:p text:style-name="P10"># Multiple output formats</text:p>
      <text:p text:style-name="P8">$<text:span text:style-name="T5">&gt;</text:span> iwashere <text:span text:style-name="T13">ls</text:span> <text:span text:style-name="T11">--format</text:span> table</text:p>
      <text:p text:style-name="P8">$<text:span text:style-name="T5">&gt;</text:span> iwashere <text:span text:style-name="T13">ls</text:span> <text:span text:style-name="T11">--format</text:span> json</text:p>
      <text:p text:style-name="P8">$<text:span text:style-name="T5">&gt;</text:span> iwashere <text:span text:style-name="T13">ls</text:span> <text:span text:style-name="T11">--format</text:span> markdown</text:p>
      <text:p text:style-name="P8">$<text:span text:style-name="T5">&gt;</text:span> iwashere <text:span text:style-name="T13">ls</text:span> <text:span text:style-name="T11">--format</text:span> pretty <text:s/><text:span text:style-name="T19"># Default</text:span></text:p>
      <text:p text:style-name="P13"/>
      <text:p text:style-name="P10"># Color coding</text:p>
      <text:p text:style-name="P8">$<text:span text:style-name="T5">&gt;</text:span> iwashere <text:span text:style-name="T11">--color</text:span> always</text:p>
      <text:p text:style-name="P8">$<text:span text:style-name="T5">&gt;</text:span> iwashere <text:span text:style-name="T11">--color</text:span> auto</text:p>
      <text:p text:style-name="P8">$<text:span text:style-name="T5">&gt;</text:span> iwashere <text:span text:style-name="T11">--color</text:span> never</text:p>
      <text:h text:style-name="P3" text:outline-level="2">🔧 <text:span text:style-name="T2">Implementation Priorities</text:span></text:h>
      <text:h text:style-name="P6" text:outline-level="3">Milestone 1: Foundation (Week 1-2)</text:h>
      <text:list text:style-name="L2">
        <text:list-item>
          <text:p text:style-name="P16">Project setup (Go modules)</text:p>
        </text:list-item>
        <text:list-item>
          <text:p text:style-name="P16">Basic CLI structure (cobra)</text:p>
        </text:list-item>
        <text:list-item>
          <text:p text:style-name="P16">Config management (viper)</text:p>
        </text:list-item>
        <text:list-item>
          <text:p text:style-name="P16">SQLite/JSON storage</text:p>
        </text:list-item>
        <text:list-item>
          <text:p text:style-name="P17"><text:span text:style-name="Source_20_Text"><text:span text:style-name="T20">add</text:span></text:span><text:span text:style-name="T1"> and </text:span><text:span text:style-name="Source_20_Text"><text:span text:style-name="T20">show</text:span></text:span><text:span text:style-name="T1"> commands</text:span></text:p>
        </text:list-item>
        <text:list-item>
          <text:p text:style-name="P16">Git context detection</text:p>
        </text:list-item>
      </text:list>
      <text:h text:style-name="P6" text:outline-level="3">Milestone 2: Core Usability (Week 3-4)</text:h>
      <text:list text:style-name="L3">
        <text:list-item>
          <text:p text:style-name="P18"><text:span text:style-name="Source_20_Text"><text:span text:style-name="T20">list</text:span></text:span><text:span text:style-name="T1"> with filtering</text:span></text:p>
        </text:list-item>
        <text:list-item>
          <text:p text:style-name="P18"><text:span text:style-name="Source_20_Text"><text:span text:style-name="T20">edit</text:span></text:span><text:span text:style-name="T1"> and </text:span><text:span text:style-name="Source_20_Text"><text:span text:style-name="T20">delete</text:span></text:span></text:p>
        </text:list-item>
        <text:list-item>
          <text:p text:style-name="P19">Branch-aware features</text:p>
        </text:list-item>
        <text:list-item>
          <text:p text:style-name="P19">Basic tagging</text:p>
        </text:list-item>
        <text:list-item>
          <text:p text:style-name="P19">Config file support</text:p>
        </text:list-item>
        <text:list-item>
          <text:p text:style-name="P19">Timestamp handling</text:p>
        </text:list-item>
      </text:list>
      <text:h text:style-name="P6" text:outline-level="3">Milestone 3: Enhanced Features (Week 5-6)</text:h>
      <text:list text:style-name="L4">
        <text:list-item>
          <text:p text:style-name="P20">Session tracking</text:p>
        </text:list-item>
        <text:list-item>
          <text:p text:style-name="P21"><text:soft-page-break/><text:span text:style-name="Source_20_Text"><text:span text:style-name="T20">status</text:span></text:span><text:span text:style-name="T1"> command</text:span></text:p>
        </text:list-item>
        <text:list-item>
          <text:p text:style-name="P20">Search functionality</text:p>
        </text:list-item>
        <text:list-item>
          <text:p text:style-name="P20">Tag management</text:p>
        </text:list-item>
        <text:list-item>
          <text:p text:style-name="P20">Export/import</text:p>
        </text:list-item>
        <text:list-item>
          <text:p text:style-name="P20">Shell completion</text:p>
        </text:list-item>
      </text:list>
      <text:h text:style-name="P6" text:outline-level="3">Milestone 4: Polish &amp; Extras (Week 7-8)</text:h>
      <text:list text:style-name="L5">
        <text:list-item>
          <text:p text:style-name="P22">Editor integrations</text:p>
        </text:list-item>
        <text:list-item>
          <text:p text:style-name="P22">Git hooks</text:p>
        </text:list-item>
        <text:list-item>
          <text:p text:style-name="P22">Analytics/stats</text:p>
        </text:list-item>
        <text:list-item>
          <text:p text:style-name="P22">Reminders</text:p>
        </text:list-item>
        <text:list-item>
          <text:p text:style-name="P22">Documentation</text:p>
        </text:list-item>
        <text:list-item>
          <text:p text:style-name="P22">Packaging (homebrew, etc.)</text:p>
        </text:list-item>
      </text:list>
      <text:h text:style-name="P3" text:outline-level="2">📝 <text:span text:style-name="T2">Example Workflows</text:span></text:h>
      <text:h text:style-name="P6" text:outline-level="3">Solo Developer Workflow</text:h>
      <text:p text:style-name="P7">bash</text:p>
      <text:p text:style-name="P10"># Starting work</text:p>
      <text:p text:style-name="P8">$<text:span text:style-name="T5">&gt;</text:span> <text:span text:style-name="T15">cd</text:span> ~/projects/blog-app</text:p>
      <text:p text:style-name="P8">$<text:span text:style-name="T5">&gt;</text:span> <text:span text:style-name="T13">git</text:span> checkout feature/comments</text:p>
      <text:p text:style-name="P8">$<text:span text:style-name="T5">&gt;</text:span> iwashere start session <text:span text:style-name="T12">"Add comment system"</text:span></text:p>
      <text:p text:style-name="P8">$<text:span text:style-name="T5">&gt;</text:span> iwashere <text:span text:style-name="T11">-m</text:span> <text:span text:style-name="T12">"Research GraphQL comments API"</text:span></text:p>
      <text:p text:style-name="P13"/>
      <text:p text:style-name="P10"># After lunch</text:p>
      <text:p text:style-name="P8">$<text:span text:style-name="T5">&gt;</text:span> iwashere</text:p>
      <text:p text:style-name="P8"><text:span text:style-name="T5">&gt;</text:span> <text:span text:style-name="T6">[</text:span><text:span text:style-name="T14">11</text:span>:30<text:span text:style-name="T6">]</text:span> Research GraphQL comments API</text:p>
      <text:p text:style-name="P8">$<text:span text:style-name="T5">&gt;</text:span> iwashere <text:span text:style-name="T11">-m</text:span> <text:span text:style-name="T12">"Implement comment mutations"</text:span></text:p>
      <text:p text:style-name="P13"/>
      <text:p text:style-name="P10"># End of day</text:p>
      <text:p text:style-name="P8">$<text:span text:style-name="T5">&gt;</text:span> iwashere session end</text:p>
      <text:p text:style-name="P8"><text:span text:style-name="T5">&gt;</text:span> Generate summary? y</text:p>
      <text:p text:style-name="P8"><text:span text:style-name="T5">&gt;</text:span> Summary: Implemented GraphQL comments schema and mutations,</text:p>
      <text:p text:style-name="P8"><text:span text:style-name="T5">&gt;</text:span> <text:s text:c="9"/>need to <text:span text:style-name="T13">add</text:span> pagination and tests tomorrow</text:p>
      <text:h text:style-name="P6" text:outline-level="3"><text:soft-page-break/>Team Review Workflow</text:h>
      <text:p text:style-name="P7">bash</text:p>
      <text:p text:style-name="P10"># Before sending PR</text:p>
      <text:p text:style-name="P8">$<text:span text:style-name="T5">&gt;</text:span> iwashere share @reviewer <text:span text:style-name="T11">--context</text:span></text:p>
      <text:p text:style-name="P8"><text:span text:style-name="T5">&gt;</text:span> Shared: Last <text:span text:style-name="T14">3</text:span> notes + context with @reviewer</text:p>
      <text:p text:style-name="P13"/>
      <text:p text:style-name="P10"># Reviewer</text:p>
      <text:p text:style-name="P8">$<text:span text:style-name="T5">&gt;</text:span> iwashere context jane <text:span text:style-name="T11">--pr</text:span> <text:span text:style-name="T14">123</text:span></text:p>
      <text:p text:style-name="P8"><text:span text:style-name="T5">&gt;</text:span> Jane's context when writing this PR:</text:p>
      <text:p text:style-name="P8"><text:span text:style-name="T5">&gt;</text:span> - Focused on performance optimization</text:p>
      <text:p text:style-name="P8"><text:span text:style-name="T5">&gt;</text:span> - Had concerns about caching strategy</text:p>
      <text:p text:style-name="P8"><text:span text:style-name="T5">&gt;</text:span> - Wanted feedback on error handling</text:p>
      <text:h text:style-name="P3" text:outline-level="2">🧪 <text:span text:style-name="T2">Testing Strategy</text:span></text:h>
      <text:list text:style-name="L6">
        <text:list-item>
          <text:p text:style-name="P23">Unit tests for core logic</text:p>
        </text:list-item>
        <text:list-item>
          <text:p text:style-name="P23">Integration tests for git operations</text:p>
        </text:list-item>
        <text:list-item>
          <text:p text:style-name="P23">Mock filesystem for storage tests</text:p>
        </text:list-item>
        <text:list-item>
          <text:p text:style-name="P23">Benchmark for performance with 10k+ notes</text:p>
        </text:list-item>
      </text:list>
      <text:h text:style-name="P3" text:outline-level="2">📦 <text:span text:style-name="T2">Distribution</text:span></text:h>
      <text:list text:style-name="L7">
        <text:list-item>
          <text:p text:style-name="P24">GitHub releases with pre-built binaries</text:p>
        </text:list-item>
        <text:list-item>
          <text:p text:style-name="P24">Homebrew tap for macOS</text:p>
        </text:list-item>
        <text:list-item>
          <text:p text:style-name="P24">apt/yum repos for Linux</text:p>
        </text:list-item>
        <text:list-item>
          <text:p text:style-name="P24">Go install for developers</text:p>
        </text:list-item>
        <text:list-item>
          <text:p text:style-name="P24">Docker image (for CI/CD integration)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23:07:10.911204484</meta:creation-date>
    <dc:date>2026-02-28T00:15:18.165656799</dc:date>
    <meta:editing-duration>PT11H37M22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2" meta:paragraph-count="354" meta:word-count="1688" meta:character-count="11186" meta:non-whitespace-character-count="9120"/>
  </office:meta>
</office:document-meta>
</file>